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Heading_20_3" style:master-page-name="">
      <style:paragraph-properties style:page-number="auto" fo:break-before="pag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2" style:master-page-name="">
      <style:paragraph-properties style:page-number="auto" fo:break-before="page"/>
    </style:style>
    <style:style style:name="P44" style:family="paragraph" style:parent-style-name="Corps_20_de_20_texte.Paragraph" style:list-style-name="L22">
      <style:paragraph-properties fo:margin-left="1.251cm" fo:margin-right="0cm" fo:text-indent="0cm" style:auto-text-indent="fals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tyleSwitcher-1.3.0.oxt&#13;Update file created : StyleSwitcher.update.xml&#13;&#13;27.04.2021 11:50:3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StyleSwitcher-A-1.2.0.oxt&#13;Update file created : StyleSwitcher-A.update.xml&#13;&#13;10.04.2021 15:37: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tyleSwitcher-L-1.2.0.oxt&#13;Update file created : StyleSwitcher-L.update.xml&#13;&#13;10.04.2021 15:37:1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StyleSwitche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454908652723605624"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155228207040669106" text:style-name="L2">
        <text:list-item>
          <text:p text:style-name="P49">Version 2.1.2 :</text:p>
        </text:list-item>
      </text:list>
      <text:list xml:id="list3087696960263226215" text:style-name="L3">
        <text:list-item>
          <text:list>
            <text:list-item>
              <text:p text:style-name="P50">Localized help : resolved non-functional hyperlink due to API incompatibility introduced by Apache OpenOffice 4.1 (and LibreOffice 4.0).</text:p>
            </text:list-item>
          </text:list>
        </text:list-item>
      </text:list>
      <text:list xml:id="list31724776" text:continue-list="list1155228207040669106" text:style-name="L2">
        <text:list-item>
          <text:p text:style-name="P49">Version 2.1.1 :</text:p>
        </text:list-item>
      </text:list>
      <text:list xml:id="list4440647605693247237"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31739194" text:continue-list="list31724776" text:style-name="L2">
        <text:list-item>
          <text:p text:style-name="P49">Version 2.1.0 :</text:p>
        </text:list-item>
      </text:list>
      <text:list xml:id="list8291671464505482479"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31734660" text:continue-list="list31739194" text:style-name="L2">
        <text:list-item>
          <text:p text:style-name="P49">Version 2.0.0 :</text:p>
        </text:list-item>
      </text:list>
      <text:list xml:id="list4064111035699601427"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31729749" text:continue-list="list31734660" text:style-name="L2">
        <text:list-item>
          <text:p text:style-name="P49">Version 1.5.3 :</text:p>
        </text:list-item>
      </text:list>
      <text:list xml:id="list4706301350642285202"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526116777306446117"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tyleSwitche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3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550433470939666240"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202743341417207066"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050406860928419879"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917435712884666386"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3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015130349284562234"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4548691208416155152"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594641590461113564"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316563462634442662"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021596286907616510" text:style-name="L17">
        <text:list-item>
          <text:p text:style-name="P64">Arg1 : <text:span text:style-name="InstructionMacro">String</text:span> : mandatory, type of control used for the button</text:p>
        </text:list-item>
      </text:list>
      <text:list xml:id="list4482940676014180587"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5622229310741830100"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6517012619888033908"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252013462240829841"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592977785659911245"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430549793549509340"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621856472142075670"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43413160429890917"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42895561194601978"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941059635904598971"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338684640228840909"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504177393225069205"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6812048282780717281"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924894655353628806"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52782546391798949"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5493213271220648110"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070651106805397038"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StyleSwitche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Set custom styles.</text:p>
      <text:p text:style-name="tooltipText"/>
      <text:p text:style-name="tooltipLang"><text:bookmark-start text:name="__RefHeading__44467_325084090"/>Tooltip de<text:bookmark-end text:name="__RefHeading__44467_325084090"/></text:p>
      <text:p text:style-name="descrText">Eigene Format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toolbar with buttons to quickly switch between the style sheets of different document templates. </text:p>
      <text:p text:style-name="descrLang"><text:bookmark-start text:name="__RefHeading__78156_325084090"/><text:soft-page-break/>Description de<text:bookmark-end text:name="__RefHeading__78156_325084090"/></text:p>
      <text:p text:style-name="descrText">Eine Symbolleiste mit Schaltflächen zum schnellen Umschalten zwischen den Formatvorlagen verschiedener Dokumentvorlag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236892734920041577"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1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513786705896945249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98900034838356209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766158321439908382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172010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10947004206827678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40685789267217356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46563355300749885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89</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9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9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90</dc:date>
     <text:p>internal</text:p>
     <text:p>Page2</text:p>
     <text:p/>
    </office:annotation>Paragraph styles</text:p>
      <text:p text:style-name="P28"><office:annotation>
     <dc:creator>BM</dc:creator>
     <dc:date>2008-03-13T00:00:00.91</dc:date>
     <text:p>internal</text:p>
     <text:p>Page7</text:p>
     <text:p/>
    </office:annotation>Hyperlinks</text:p>
      <text:p text:style-name="hlp_5f_paragraph"><text:span text:style-name="T14"><office:annotation>
      <dc:creator>BM</dc:creator>
      <dc:date>2008-03-13T00:00:00.91</dc:date>
      <text:p>internal</text:p>
      <text:p>Page3</text:p>
      <text:p/>
     </office:annotation></text:span><text:span text:style-name="T14">Text formatting</text:span></text:p>
      <text:p text:style-name="P28"><office:annotation>
     <dc:creator>BM</dc:creator>
     <dc:date>2008-03-26T00:00:00.91</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91</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91</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91</dc:date>
     <text:p>external</text:p>
     <text:p>text/swriter/main0210.xhp</text:p>
     <text:p/>
    </office:annotation><text:span text:style-name="T14">Preview topic</text:span> </text:p>
      <text:p text:style-name="hlp_5f_paragraph">This hyperlink displays <text:s/><office:annotation>
     <dc:creator>BM</dc:creator>
     <dc:date>2008-03-15T00:00:00.91</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1718169" text:continue-list="list513786705896945249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1719965" text:continue-list="list3172010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93</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93</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93</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1739116" text:continue-list="list3171816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tyleSwitche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tyleSwitche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6" meta:character-count="8196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StyleSwitcher", "1.3.0") ' fill with your values
  setExtensionDescription("en, de")
  setDisplayName("en", "StyleSwitcher")
  setTooltip("en, de", "en") ' deprecated ! starting from 3.1,use instead setExtensionDescription
  
  setPublisherName("en", "Peter Triesberger", "https://github.com/peter88213")
  setLicense("en")

  beginUpdateInformation("direct", "direct") 
	setUpdateSource("https://raw.githubusercontent.com/peter88213/StyleSwitcher/master/", "https://raw.githubusercontent.com/peter88213/StyleSwitcher/master/")
  endUpdateInformation

endDescription  


beginAnnexes 
  useLibrary("Basic", "StyleSwitcher/")
endAnnexes


beginAddonUI

  beginOfficeHelp
	   beginTitles()
	  	setTitle("StyleSwitcher help", "en")
      endTitles
      setURL("Basic", "StyleSwitcher", "help", "show_help")
  endOfficeHelp


  beginAddonMenu

    beginMenu
      beginTitles
	    setTitle("StyleSwitcher", "en")
      endTitles

      beginMenuItems
   
		beginCommand
            beginTitles("Writer")
              setTitle("Load default styles", "en")
              setTitle("Arbeitsvorlage laden", "de")
            endTitles
            setURL("Basic", "StyleSwitcher", "Module1", "LoadDefaultStyles")
			setImage("icons/laptop")
		endCommand
		
		beginCommand
            beginTitles("Writer")
              setTitle("Load Standard Page styles", "en")
              setTitle("Normseite laden", "de")
            endTitles
            setURL("Basic", "StyleSwitcher", "Module1", "LoadStandardPageStyles")
			setImage("icons/typewriter")
		endCommand

		beginCommand
            beginTitles("Writer")
              setTitle("Load Printout styles", "en")
              setTitle("Druckseite laden", "de")
            endTitles
            setURL("Basic", "StyleSwitcher", "Module1", "LoadPrintoutStyles")
			setImage("icons/printer")
		endCommand

        addSeparator

		beginCommand
            beginTitles("Writer")
              setTitle("Select Template", "en")
              setTitle("Dokumentvorlage auswählen", "de")
            endTitles
            setURL("Basic", "StyleSwitcher", "Module1", "LoadStyles")
			setImage("icons/locker")
		endCommand

        addSeparator

		beginCommand
            beginTitles("Writer")
		 	    setTitle("Install template documents", "en")
		 	    setTitle("Vorlagendokumente installieren", "de")
		 	endTitles
            setURL("Basic", "StyleSwitcher", "Module2", "install_templates")
		endCommand
				
        addSeparator

		beginCommand
            beginTitles("Writer")
		 	    setTitle("Unlink associated template", "en")
		 	    setTitle("Vorlagenverknüpfung aufheben", "de")
		 	endTitles
            setURL("Basic", "StyleSwitcher", "Module1", "UnlinkTemplate")
		endCommand
				
        addSeparator

		beginCommand
            beginTitles("Writer")
		 	    setTitle("Help", "en")
            endTitles
            setURL("Basic", "StyleSwitcher", "help", "show_help")
		endCommand
				
	endMenuItems
  endMenu

endAddonMenu

beginOfficeToolbar

    beginTbTitles("Writer")
      setTitle("StyleSwitcher")
    endTbTitles

		beginButton()
            beginTitles("Writer")
              setTitle("Load default styles", "en")
              setTitle("Arbeitsvorlage laden", "de")
            endTitles
            setURL("Basic", "StyleSwitcher", "Module1", "LoadDefaultStyles")
			setImage("icons/laptop")
		endButton    

		beginButton()
            beginTitles("Writer")
              setTitle("Load Standard Page styles", "en")
              setTitle("Normseite laden", "de")
            endTitles
            setURL("Basic", "StyleSwitcher", "Module1", "LoadStandardPageStyles")
			setImage("icons/typewriter")
		endButton    


		beginButton()
            beginTitles("Writer")
              setTitle("Load Printout styles", "en")
              setTitle("Druckseite laden", "de")
            endTitles
            setURL("Basic", "StyleSwitcher", "Module1", "LoadPrintoutStyles")
			setImage("icons/printer")
		endButton

        addSeparator

		beginButton()
            beginTitles("Writer")
              setTitle("Select Template", "en")
              setTitle("Dokumentvorlage auswählen", "de")
            endTitles
            setURL("Basic", "StyleSwitcher", "Module1", "LoadStyles")
			setImage("icons/lock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